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 5 km</text:p>
          </table:table-cell>
          <table:table-cell office:value-type="string" calcext:value-type="string">
            <text:p>Time 10 km</text:p>
          </table:table-cell>
          <table:table-cell/>
          <table:table-cell office:value-type="string" calcext:value-type="string">
            <text:p>śr pręd: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30 + RANDBETWEEN(-16; 10) + (RANDBETWEEN(0; 1000) / 1000)" office:value-type="float" office:value="21.653" calcext:value-type="float">
            <text:p>21,653</text:p>
          </table:table-cell>
          <table:table-cell table:formula="of:= 2.1 * [.B2]" office:value-type="float" office:value="45.4713" calcext:value-type="float">
            <text:p>45,4713</text:p>
          </table:table-cell>
          <table:table-cell/>
          <table:table-cell table:formula="of:=10 / ([.C2]/60)" office:value-type="float" office:value="13.1951362727699" calcext:value-type="float">
            <text:p>13,19513627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30 + RANDBETWEEN(-30; 10) + (RANDBETWEEN(0; 1000) / 1000)" office:value-type="float" office:value="6.131" calcext:value-type="float">
            <text:p>6,131</text:p>
          </table:table-cell>
          <table:table-cell table:formula="of:= 2.1 * [.B3]" office:value-type="float" office:value="12.8751" calcext:value-type="float">
            <text:p>12,8751</text:p>
          </table:table-cell>
          <table:table-cell/>
          <table:table-cell table:formula="of:=10 / ([.C3]/60)" office:value-type="float" office:value="46.601579793555" calcext:value-type="float">
            <text:p>46,6015797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30 + RANDBETWEEN(-30; 10) + (RANDBETWEEN(0; 1000) / 1000)" office:value-type="float" office:value="29.444" calcext:value-type="float">
            <text:p>29,444</text:p>
          </table:table-cell>
          <table:table-cell table:formula="of:= 2.1 * [.B4]" office:value-type="float" office:value="61.8324" calcext:value-type="float">
            <text:p>61,8324</text:p>
          </table:table-cell>
          <table:table-cell/>
          <table:table-cell table:formula="of:=10 / ([.C4]/60)" office:value-type="float" office:value="9.70365051332311" calcext:value-type="float">
            <text:p>9,70365051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30 + RANDBETWEEN(-30; 10) + (RANDBETWEEN(0; 1000) / 1000)" office:value-type="float" office:value="35.259" calcext:value-type="float">
            <text:p>35,259</text:p>
          </table:table-cell>
          <table:table-cell table:formula="of:= 2.1 * [.B5]" office:value-type="float" office:value="74.0439" calcext:value-type="float">
            <text:p>74,0439</text:p>
          </table:table-cell>
          <table:table-cell/>
          <table:table-cell table:formula="of:=10 / ([.C5]/60)" office:value-type="float" office:value="8.10330087961331" calcext:value-type="float">
            <text:p>8,1033008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30 + RANDBETWEEN(-30; 10) + (RANDBETWEEN(0; 1000) / 1000)" office:value-type="float" office:value="6.227" calcext:value-type="float">
            <text:p>6,227</text:p>
          </table:table-cell>
          <table:table-cell table:formula="of:= 2.1 * [.B6]" office:value-type="float" office:value="13.0767" calcext:value-type="float">
            <text:p>13,0767</text:p>
          </table:table-cell>
          <table:table-cell/>
          <table:table-cell table:formula="of:=10 / ([.C6]/60)" office:value-type="float" office:value="45.8831356534906" calcext:value-type="float">
            <text:p>45,88313565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30 + RANDBETWEEN(-30; 10) + (RANDBETWEEN(0; 1000) / 1000)" office:value-type="float" office:value="19.875" calcext:value-type="float">
            <text:p>19,875</text:p>
          </table:table-cell>
          <table:table-cell table:formula="of:= 2.1 * [.B7]" office:value-type="float" office:value="41.7375" calcext:value-type="float">
            <text:p>41,7375</text:p>
          </table:table-cell>
          <table:table-cell/>
          <table:table-cell table:formula="of:=10 / ([.C7]/60)" office:value-type="float" office:value="14.3755615453729" calcext:value-type="float">
            <text:p>14,37556154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30 + RANDBETWEEN(-30; 10) + (RANDBETWEEN(0; 1000) / 1000)" office:value-type="float" office:value="29.393" calcext:value-type="float">
            <text:p>29,393</text:p>
          </table:table-cell>
          <table:table-cell table:formula="of:= 2.1 * [.B8]" office:value-type="float" office:value="61.7253" calcext:value-type="float">
            <text:p>61,7253</text:p>
          </table:table-cell>
          <table:table-cell/>
          <table:table-cell table:formula="of:=10 / ([.C8]/60)" office:value-type="float" office:value="9.7204873852375" calcext:value-type="float">
            <text:p>9,72048738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30 + RANDBETWEEN(-30; 10) + (RANDBETWEEN(0; 1000) / 1000)" office:value-type="float" office:value="22.115" calcext:value-type="float">
            <text:p>22,115</text:p>
          </table:table-cell>
          <table:table-cell table:formula="of:= 2.1 * [.B9]" office:value-type="float" office:value="46.4415" calcext:value-type="float">
            <text:p>46,4415</text:p>
          </table:table-cell>
          <table:table-cell/>
          <table:table-cell table:formula="of:=10 / ([.C9]/60)" office:value-type="float" office:value="12.9194793449824" calcext:value-type="float">
            <text:p>12,9194793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30 + RANDBETWEEN(-30; 10) + (RANDBETWEEN(0; 1000) / 1000)" office:value-type="float" office:value="16.411" calcext:value-type="float">
            <text:p>16,411</text:p>
          </table:table-cell>
          <table:table-cell table:formula="of:= 2.1 * [.B10]" office:value-type="float" office:value="34.4631" calcext:value-type="float">
            <text:p>34,4631</text:p>
          </table:table-cell>
          <table:table-cell/>
          <table:table-cell table:formula="of:=10 / ([.C10]/60)" office:value-type="float" office:value="17.4099253984697" calcext:value-type="float">
            <text:p>17,4099253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30 + RANDBETWEEN(-30; 10) + (RANDBETWEEN(0; 1000) / 1000)" office:value-type="float" office:value="3.704" calcext:value-type="float">
            <text:p>3,704</text:p>
          </table:table-cell>
          <table:table-cell table:formula="of:= 2.1 * [.B11]" office:value-type="float" office:value="7.7784" calcext:value-type="float">
            <text:p>7,7784</text:p>
          </table:table-cell>
          <table:table-cell/>
          <table:table-cell table:formula="of:=10 / ([.C11]/60)" office:value-type="float" office:value="77.1366862079605" calcext:value-type="float">
            <text:p>77,1366862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30 + RANDBETWEEN(-30; 10) + (RANDBETWEEN(0; 1000) / 1000)" office:value-type="float" office:value="18.568" calcext:value-type="float">
            <text:p>18,568</text:p>
          </table:table-cell>
          <table:table-cell table:formula="of:= 2.1 * [.B12]" office:value-type="float" office:value="38.9928" calcext:value-type="float">
            <text:p>38,9928</text:p>
          </table:table-cell>
          <table:table-cell/>
          <table:table-cell table:formula="of:=10 / ([.C12]/60)" office:value-type="float" office:value="15.38745614575" calcext:value-type="float">
            <text:p>15,3874561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30 + RANDBETWEEN(-30; 10) + (RANDBETWEEN(0; 1000) / 1000)" office:value-type="float" office:value="23.27" calcext:value-type="float">
            <text:p>23,27</text:p>
          </table:table-cell>
          <table:table-cell table:formula="of:= 2.1 * [.B13]" office:value-type="float" office:value="48.867" calcext:value-type="float">
            <text:p>48,867</text:p>
          </table:table-cell>
          <table:table-cell/>
          <table:table-cell table:formula="of:=10 / ([.C13]/60)" office:value-type="float" office:value="12.2782245687274" calcext:value-type="float">
            <text:p>12,27822456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30 + RANDBETWEEN(-30; 10) + (RANDBETWEEN(0; 1000) / 1000)" office:value-type="float" office:value="30.499" calcext:value-type="float">
            <text:p>30,499</text:p>
          </table:table-cell>
          <table:table-cell table:formula="of:= 2.1 * [.B14]" office:value-type="float" office:value="64.0479" calcext:value-type="float">
            <text:p>64,0479</text:p>
          </table:table-cell>
          <table:table-cell/>
          <table:table-cell table:formula="of:=10 / ([.C14]/60)" office:value-type="float" office:value="9.36798864599776" calcext:value-type="float">
            <text:p>9,367988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30 + RANDBETWEEN(-30; 10) + (RANDBETWEEN(0; 1000) / 1000)" office:value-type="float" office:value="23.76" calcext:value-type="float">
            <text:p>23,76</text:p>
          </table:table-cell>
          <table:table-cell table:formula="of:= 2.1 * [.B15]" office:value-type="float" office:value="49.896" calcext:value-type="float">
            <text:p>49,896</text:p>
          </table:table-cell>
          <table:table-cell/>
          <table:table-cell table:formula="of:=10 / ([.C15]/60)" office:value-type="float" office:value="12.025012025012" calcext:value-type="float">
            <text:p>12,025012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30 + RANDBETWEEN(-30; 10) + (RANDBETWEEN(0; 1000) / 1000)" office:value-type="float" office:value="16.535" calcext:value-type="float">
            <text:p>16,535</text:p>
          </table:table-cell>
          <table:table-cell table:formula="of:= 2.1 * [.B16]" office:value-type="float" office:value="34.7235" calcext:value-type="float">
            <text:p>34,7235</text:p>
          </table:table-cell>
          <table:table-cell/>
          <table:table-cell table:formula="of:=10 / ([.C16]/60)" office:value-type="float" office:value="17.2793641194004" calcext:value-type="float">
            <text:p>17,2793641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 30 + RANDBETWEEN(-30; 10) + (RANDBETWEEN(0; 1000) / 1000)" office:value-type="float" office:value="13.692" calcext:value-type="float">
            <text:p>13,692</text:p>
          </table:table-cell>
          <table:table-cell table:formula="of:= 2.1 * [.B17]" office:value-type="float" office:value="28.7532" calcext:value-type="float">
            <text:p>28,7532</text:p>
          </table:table-cell>
          <table:table-cell/>
          <table:table-cell table:formula="of:=10 / ([.C17]/60)" office:value-type="float" office:value="20.8672426025625" calcext:value-type="float">
            <text:p>20,8672426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30 + RANDBETWEEN(-30; 10) + (RANDBETWEEN(0; 1000) / 1000)" office:value-type="float" office:value="7.49" calcext:value-type="float">
            <text:p>7,49</text:p>
          </table:table-cell>
          <table:table-cell table:formula="of:= 2.1 * [.B18]" office:value-type="float" office:value="15.729" calcext:value-type="float">
            <text:p>15,729</text:p>
          </table:table-cell>
          <table:table-cell/>
          <table:table-cell table:formula="of:=10 / ([.C18]/60)" office:value-type="float" office:value="38.1460995613199" calcext:value-type="float">
            <text:p>38,14609956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30 + RANDBETWEEN(-30; 10) + (RANDBETWEEN(0; 1000) / 1000)" office:value-type="float" office:value="33.906" calcext:value-type="float">
            <text:p>33,906</text:p>
          </table:table-cell>
          <table:table-cell table:formula="of:= 2.1 * [.B19]" office:value-type="float" office:value="71.2026" calcext:value-type="float">
            <text:p>71,2026</text:p>
          </table:table-cell>
          <table:table-cell/>
          <table:table-cell table:formula="of:=10 / ([.C19]/60)" office:value-type="float" office:value="8.42665857707443" calcext:value-type="float">
            <text:p>8,42665857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30 + RANDBETWEEN(-30; 10) + (RANDBETWEEN(0; 1000) / 1000)" office:value-type="float" office:value="38.699" calcext:value-type="float">
            <text:p>38,699</text:p>
          </table:table-cell>
          <table:table-cell table:formula="of:= 2.1 * [.B20]" office:value-type="float" office:value="81.2679" calcext:value-type="float">
            <text:p>81,2679</text:p>
          </table:table-cell>
          <table:table-cell/>
          <table:table-cell table:formula="of:=10 / ([.C20]/60)" office:value-type="float" office:value="7.38298885537832" calcext:value-type="float">
            <text:p>7,3829888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30 + RANDBETWEEN(-30; 10) + (RANDBETWEEN(0; 1000) / 1000)" office:value-type="float" office:value="6.088" calcext:value-type="float">
            <text:p>6,088</text:p>
          </table:table-cell>
          <table:table-cell table:formula="of:= 2.1 * [.B21]" office:value-type="float" office:value="12.7848" calcext:value-type="float">
            <text:p>12,7848</text:p>
          </table:table-cell>
          <table:table-cell/>
          <table:table-cell table:formula="of:=10 / ([.C21]/60)" office:value-type="float" office:value="46.9307302421626" calcext:value-type="float">
            <text:p>46,93073024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30 + RANDBETWEEN(-30; 10) + (RANDBETWEEN(0; 1000) / 1000)" office:value-type="float" office:value="37.649" calcext:value-type="float">
            <text:p>37,649</text:p>
          </table:table-cell>
          <table:table-cell table:formula="of:= 2.1 * [.B22]" office:value-type="float" office:value="79.0629" calcext:value-type="float">
            <text:p>79,0629</text:p>
          </table:table-cell>
          <table:table-cell/>
          <table:table-cell table:formula="of:=10 / ([.C22]/60)" office:value-type="float" office:value="7.5888944119176" calcext:value-type="float">
            <text:p>7,58889441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30 + RANDBETWEEN(-30; 10) + (RANDBETWEEN(0; 1000) / 1000)" office:value-type="float" office:value="39.648" calcext:value-type="float">
            <text:p>39,648</text:p>
          </table:table-cell>
          <table:table-cell table:formula="of:= 2.1 * [.B23]" office:value-type="float" office:value="83.2608" calcext:value-type="float">
            <text:p>83,2608</text:p>
          </table:table-cell>
          <table:table-cell/>
          <table:table-cell table:formula="of:=10 / ([.C23]/60)" office:value-type="float" office:value="7.20627233944425" calcext:value-type="float">
            <text:p>7,2062723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30 + RANDBETWEEN(-30; 10) + (RANDBETWEEN(0; 1000) / 1000)" office:value-type="float" office:value="1.519" calcext:value-type="float">
            <text:p>1,519</text:p>
          </table:table-cell>
          <table:table-cell table:formula="of:= 2.1 * [.B24]" office:value-type="float" office:value="3.1899" calcext:value-type="float">
            <text:p>3,1899</text:p>
          </table:table-cell>
          <table:table-cell/>
          <table:table-cell table:formula="of:=10 / ([.C24]/60)" office:value-type="float" office:value="188.093670647983" calcext:value-type="float">
            <text:p>188,0936706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30 + RANDBETWEEN(-30; 10) + (RANDBETWEEN(0; 1000) / 1000)" office:value-type="float" office:value="31.433" calcext:value-type="float">
            <text:p>31,433</text:p>
          </table:table-cell>
          <table:table-cell table:formula="of:= 2.1 * [.B25]" office:value-type="float" office:value="66.0093" calcext:value-type="float">
            <text:p>66,0093</text:p>
          </table:table-cell>
          <table:table-cell/>
          <table:table-cell table:formula="of:=10 / ([.C25]/60)" office:value-type="float" office:value="9.0896282796515" calcext:value-type="float">
            <text:p>9,08962827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30 + RANDBETWEEN(-30; 10) + (RANDBETWEEN(0; 1000) / 1000)" office:value-type="float" office:value="38.852" calcext:value-type="float">
            <text:p>38,852</text:p>
          </table:table-cell>
          <table:table-cell table:formula="of:= 2.1 * [.B26]" office:value-type="float" office:value="81.5892" calcext:value-type="float">
            <text:p>81,5892</text:p>
          </table:table-cell>
          <table:table-cell/>
          <table:table-cell table:formula="of:=10 / ([.C26]/60)" office:value-type="float" office:value="7.35391448868233" calcext:value-type="float">
            <text:p>7,3539144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 30 + RANDBETWEEN(-30; 10) + (RANDBETWEEN(0; 1000) / 1000)" office:value-type="float" office:value="5.389" calcext:value-type="float">
            <text:p>5,389</text:p>
          </table:table-cell>
          <table:table-cell table:formula="of:= 2.1 * [.B27]" office:value-type="float" office:value="11.3169" calcext:value-type="float">
            <text:p>11,3169</text:p>
          </table:table-cell>
          <table:table-cell/>
          <table:table-cell table:formula="of:=10 / ([.C27]/60)" office:value-type="float" office:value="53.0180526469263" calcext:value-type="float">
            <text:p>53,01805264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30 + RANDBETWEEN(-30; 10) + (RANDBETWEEN(0; 1000) / 1000)" office:value-type="float" office:value="17.711" calcext:value-type="float">
            <text:p>17,711</text:p>
          </table:table-cell>
          <table:table-cell table:formula="of:= 2.1 * [.B28]" office:value-type="float" office:value="37.1931" calcext:value-type="float">
            <text:p>37,1931</text:p>
          </table:table-cell>
          <table:table-cell/>
          <table:table-cell table:formula="of:=10 / ([.C28]/60)" office:value-type="float" office:value="16.1320244884132" calcext:value-type="float">
            <text:p>16,13202448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 30 + RANDBETWEEN(-30; 10) + (RANDBETWEEN(0; 1000) / 1000)" office:value-type="float" office:value="27.169" calcext:value-type="float">
            <text:p>27,169</text:p>
          </table:table-cell>
          <table:table-cell table:formula="of:= 2.1 * [.B29]" office:value-type="float" office:value="57.0549" calcext:value-type="float">
            <text:p>57,0549</text:p>
          </table:table-cell>
          <table:table-cell/>
          <table:table-cell table:formula="of:=10 / ([.C29]/60)" office:value-type="float" office:value="10.5161870409027" calcext:value-type="float">
            <text:p>10,51618704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30 + RANDBETWEEN(-30; 10) + (RANDBETWEEN(0; 1000) / 1000)" office:value-type="float" office:value="8.23" calcext:value-type="float">
            <text:p>8,23</text:p>
          </table:table-cell>
          <table:table-cell table:formula="of:= 2.1 * [.B30]" office:value-type="float" office:value="17.283" calcext:value-type="float">
            <text:p>17,283</text:p>
          </table:table-cell>
          <table:table-cell/>
          <table:table-cell table:formula="of:=10 / ([.C30]/60)" office:value-type="float" office:value="34.7161951050165" calcext:value-type="float">
            <text:p>34,7161951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30 + RANDBETWEEN(-30; 10) + (RANDBETWEEN(0; 1000) / 1000)" office:value-type="float" office:value="38.621" calcext:value-type="float">
            <text:p>38,621</text:p>
          </table:table-cell>
          <table:table-cell table:formula="of:= 2.1 * [.B31]" office:value-type="float" office:value="81.1041" calcext:value-type="float">
            <text:p>81,1041</text:p>
          </table:table-cell>
          <table:table-cell/>
          <table:table-cell table:formula="of:=10 / ([.C31]/60)" office:value-type="float" office:value="7.39789973626487" calcext:value-type="float">
            <text:p>7,39789973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30 + RANDBETWEEN(-30; 10) + (RANDBETWEEN(0; 1000) / 1000)" office:value-type="float" office:value="31.252" calcext:value-type="float">
            <text:p>31,252</text:p>
          </table:table-cell>
          <table:table-cell table:formula="of:= 2.1 * [.B32]" office:value-type="float" office:value="65.6292" calcext:value-type="float">
            <text:p>65,6292</text:p>
          </table:table-cell>
          <table:table-cell/>
          <table:table-cell table:formula="of:=10 / ([.C32]/60)" office:value-type="float" office:value="9.14227203744675" calcext:value-type="float">
            <text:p>9,14227203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30 + RANDBETWEEN(-30; 10) + (RANDBETWEEN(0; 1000) / 1000)" office:value-type="float" office:value="12.954" calcext:value-type="float">
            <text:p>12,954</text:p>
          </table:table-cell>
          <table:table-cell table:formula="of:= 2.1 * [.B33]" office:value-type="float" office:value="27.2034" calcext:value-type="float">
            <text:p>27,2034</text:p>
          </table:table-cell>
          <table:table-cell/>
          <table:table-cell table:formula="of:=10 / ([.C33]/60)" office:value-type="float" office:value="22.0560665210966" calcext:value-type="float">
            <text:p>22,0560665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30 + RANDBETWEEN(-30; 10) + (RANDBETWEEN(0; 1000) / 1000)" office:value-type="float" office:value="30.135" calcext:value-type="float">
            <text:p>30,135</text:p>
          </table:table-cell>
          <table:table-cell table:formula="of:= 2.1 * [.B34]" office:value-type="float" office:value="63.2835" calcext:value-type="float">
            <text:p>63,2835</text:p>
          </table:table-cell>
          <table:table-cell/>
          <table:table-cell table:formula="of:=10 / ([.C34]/60)" office:value-type="float" office:value="9.48114437412596" calcext:value-type="float">
            <text:p>9,48114437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30 + RANDBETWEEN(-30; 10) + (RANDBETWEEN(0; 1000) / 1000)" office:value-type="float" office:value="35.675" calcext:value-type="float">
            <text:p>35,675</text:p>
          </table:table-cell>
          <table:table-cell table:formula="of:= 2.1 * [.B35]" office:value-type="float" office:value="74.9175" calcext:value-type="float">
            <text:p>74,9175</text:p>
          </table:table-cell>
          <table:table-cell/>
          <table:table-cell table:formula="of:=10 / ([.C35]/60)" office:value-type="float" office:value="8.00880969065972" calcext:value-type="float">
            <text:p>8,00880969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30 + RANDBETWEEN(-30; 10) + (RANDBETWEEN(0; 1000) / 1000)" office:value-type="float" office:value="34.022" calcext:value-type="float">
            <text:p>34,022</text:p>
          </table:table-cell>
          <table:table-cell table:formula="of:= 2.1 * [.B36]" office:value-type="float" office:value="71.4462" calcext:value-type="float">
            <text:p>71,4462</text:p>
          </table:table-cell>
          <table:table-cell/>
          <table:table-cell table:formula="of:=10 / ([.C36]/60)" office:value-type="float" office:value="8.39792739151977" calcext:value-type="float">
            <text:p>8,39792739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30 + RANDBETWEEN(-30; 10) + (RANDBETWEEN(0; 1000) / 1000)" office:value-type="float" office:value="31.761" calcext:value-type="float">
            <text:p>31,761</text:p>
          </table:table-cell>
          <table:table-cell table:formula="of:= 2.1 * [.B37]" office:value-type="float" office:value="66.6981" calcext:value-type="float">
            <text:p>66,6981</text:p>
          </table:table-cell>
          <table:table-cell/>
          <table:table-cell table:formula="of:=10 / ([.C37]/60)" office:value-type="float" office:value="8.99575849986731" calcext:value-type="float">
            <text:p>8,9957584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30 + RANDBETWEEN(-30; 10) + (RANDBETWEEN(0; 1000) / 1000)" office:value-type="float" office:value="27.726" calcext:value-type="float">
            <text:p>27,726</text:p>
          </table:table-cell>
          <table:table-cell table:formula="of:= 2.1 * [.B38]" office:value-type="float" office:value="58.2246" calcext:value-type="float">
            <text:p>58,2246</text:p>
          </table:table-cell>
          <table:table-cell/>
          <table:table-cell table:formula="of:=10 / ([.C38]/60)" office:value-type="float" office:value="10.3049226615554" calcext:value-type="float">
            <text:p>10,30492266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 30 + RANDBETWEEN(-30; 10) + (RANDBETWEEN(0; 1000) / 1000)" office:value-type="float" office:value="16.713" calcext:value-type="float">
            <text:p>16,713</text:p>
          </table:table-cell>
          <table:table-cell table:formula="of:= 2.1 * [.B39]" office:value-type="float" office:value="35.0973" calcext:value-type="float">
            <text:p>35,0973</text:p>
          </table:table-cell>
          <table:table-cell/>
          <table:table-cell table:formula="of:=10 / ([.C39]/60)" office:value-type="float" office:value="17.0953321195647" calcext:value-type="float">
            <text:p>17,09533211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30 + RANDBETWEEN(-30; 10) + (RANDBETWEEN(0; 1000) / 1000)" office:value-type="float" office:value="10.171" calcext:value-type="float">
            <text:p>10,171</text:p>
          </table:table-cell>
          <table:table-cell table:formula="of:= 2.1 * [.B40]" office:value-type="float" office:value="21.3591" calcext:value-type="float">
            <text:p>21,3591</text:p>
          </table:table-cell>
          <table:table-cell/>
          <table:table-cell table:formula="of:=10 / ([.C40]/60)" office:value-type="float" office:value="28.0910712530022" calcext:value-type="float">
            <text:p>28,0910712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 30 + RANDBETWEEN(-30; 10) + (RANDBETWEEN(0; 1000) / 1000)" office:value-type="float" office:value="5.176" calcext:value-type="float">
            <text:p>5,176</text:p>
          </table:table-cell>
          <table:table-cell table:formula="of:= 2.1 * [.B41]" office:value-type="float" office:value="10.8696" calcext:value-type="float">
            <text:p>10,8696</text:p>
          </table:table-cell>
          <table:table-cell/>
          <table:table-cell table:formula="of:=10 / ([.C41]/60)" office:value-type="float" office:value="55.1998233605652" calcext:value-type="float">
            <text:p>55,19982336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30 + RANDBETWEEN(-30; 10) + (RANDBETWEEN(0; 1000) / 1000)" office:value-type="float" office:value="0.283" calcext:value-type="float">
            <text:p>0,283</text:p>
          </table:table-cell>
          <table:table-cell table:formula="of:= 2.1 * [.B42]" office:value-type="float" office:value="0.5943" calcext:value-type="float">
            <text:p>0,5943</text:p>
          </table:table-cell>
          <table:table-cell/>
          <table:table-cell table:formula="of:=10 / ([.C42]/60)" office:value-type="float" office:value="1009.59111559818" calcext:value-type="float">
            <text:p>1009,5911155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 30 + RANDBETWEEN(-30; 10) + (RANDBETWEEN(0; 1000) / 1000)" office:value-type="float" office:value="23.441" calcext:value-type="float">
            <text:p>23,441</text:p>
          </table:table-cell>
          <table:table-cell table:formula="of:= 2.1 * [.B43]" office:value-type="float" office:value="49.2261" calcext:value-type="float">
            <text:p>49,2261</text:p>
          </table:table-cell>
          <table:table-cell/>
          <table:table-cell table:formula="of:=10 / ([.C43]/60)" office:value-type="float" office:value="12.1886560178442" calcext:value-type="float">
            <text:p>12,18865601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30 + RANDBETWEEN(-30; 10) + (RANDBETWEEN(0; 1000) / 1000)" office:value-type="float" office:value="40.225" calcext:value-type="float">
            <text:p>40,225</text:p>
          </table:table-cell>
          <table:table-cell table:formula="of:= 2.1 * [.B44]" office:value-type="float" office:value="84.4725" calcext:value-type="float">
            <text:p>84,4725</text:p>
          </table:table-cell>
          <table:table-cell/>
          <table:table-cell table:formula="of:=10 / ([.C44]/60)" office:value-type="float" office:value="7.10290331172867" calcext:value-type="float">
            <text:p>7,10290331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30 + RANDBETWEEN(-30; 10) + (RANDBETWEEN(0; 1000) / 1000)" office:value-type="float" office:value="25.203" calcext:value-type="float">
            <text:p>25,203</text:p>
          </table:table-cell>
          <table:table-cell table:formula="of:= 2.1 * [.B45]" office:value-type="float" office:value="52.9263" calcext:value-type="float">
            <text:p>52,9263</text:p>
          </table:table-cell>
          <table:table-cell/>
          <table:table-cell table:formula="of:=10 / ([.C45]/60)" office:value-type="float" office:value="11.3365188951429" calcext:value-type="float">
            <text:p>11,33651889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30 + RANDBETWEEN(-30; 10) + (RANDBETWEEN(0; 1000) / 1000)" office:value-type="float" office:value="18.54" calcext:value-type="float">
            <text:p>18,54</text:p>
          </table:table-cell>
          <table:table-cell table:formula="of:= 2.1 * [.B46]" office:value-type="float" office:value="38.934" calcext:value-type="float">
            <text:p>38,934</text:p>
          </table:table-cell>
          <table:table-cell/>
          <table:table-cell table:formula="of:=10 / ([.C46]/60)" office:value-type="float" office:value="15.4106950223455" calcext:value-type="float">
            <text:p>15,41069502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 30 + RANDBETWEEN(-30; 10) + (RANDBETWEEN(0; 1000) / 1000)" office:value-type="float" office:value="33.22" calcext:value-type="float">
            <text:p>33,22</text:p>
          </table:table-cell>
          <table:table-cell table:formula="of:= 2.1 * [.B47]" office:value-type="float" office:value="69.762" calcext:value-type="float">
            <text:p>69,762</text:p>
          </table:table-cell>
          <table:table-cell/>
          <table:table-cell table:formula="of:=10 / ([.C47]/60)" office:value-type="float" office:value="8.60067085232648" calcext:value-type="float">
            <text:p>8,60067085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30 + RANDBETWEEN(-30; 10) + (RANDBETWEEN(0; 1000) / 1000)" office:value-type="float" office:value="32.136" calcext:value-type="float">
            <text:p>32,136</text:p>
          </table:table-cell>
          <table:table-cell table:formula="of:= 2.1 * [.B48]" office:value-type="float" office:value="67.4856" calcext:value-type="float">
            <text:p>67,4856</text:p>
          </table:table-cell>
          <table:table-cell/>
          <table:table-cell table:formula="of:=10 / ([.C48]/60)" office:value-type="float" office:value="8.89078558981472" calcext:value-type="float">
            <text:p>8,89078558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 30 + RANDBETWEEN(-30; 10) + (RANDBETWEEN(0; 1000) / 1000)" office:value-type="float" office:value="7.534" calcext:value-type="float">
            <text:p>7,534</text:p>
          </table:table-cell>
          <table:table-cell table:formula="of:= 2.1 * [.B49]" office:value-type="float" office:value="15.8214" calcext:value-type="float">
            <text:p>15,8214</text:p>
          </table:table-cell>
          <table:table-cell/>
          <table:table-cell table:formula="of:=10 / ([.C49]/60)" office:value-type="float" office:value="37.9233190488832" calcext:value-type="float">
            <text:p>37,92331904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30 + RANDBETWEEN(-30; 10) + (RANDBETWEEN(0; 1000) / 1000)" office:value-type="float" office:value="11.032" calcext:value-type="float">
            <text:p>11,032</text:p>
          </table:table-cell>
          <table:table-cell table:formula="of:= 2.1 * [.B50]" office:value-type="float" office:value="23.1672" calcext:value-type="float">
            <text:p>23,1672</text:p>
          </table:table-cell>
          <table:table-cell/>
          <table:table-cell table:formula="of:=10 / ([.C50]/60)" office:value-type="float" office:value="25.8986843468352" calcext:value-type="float">
            <text:p>25,89868434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30 + RANDBETWEEN(-30; 10) + (RANDBETWEEN(0; 1000) / 1000)" office:value-type="float" office:value="8.106" calcext:value-type="float">
            <text:p>8,106</text:p>
          </table:table-cell>
          <table:table-cell table:formula="of:= 2.1 * [.B51]" office:value-type="float" office:value="17.0226" calcext:value-type="float">
            <text:p>17,0226</text:p>
          </table:table-cell>
          <table:table-cell/>
          <table:table-cell table:formula="of:=10 / ([.C51]/60)" office:value-type="float" office:value="35.2472595255719" calcext:value-type="float">
            <text:p>35,24725952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30 + RANDBETWEEN(-30; 10) + (RANDBETWEEN(0; 1000) / 1000)" office:value-type="float" office:value="2.973" calcext:value-type="float">
            <text:p>2,973</text:p>
          </table:table-cell>
          <table:table-cell table:formula="of:= 2.1 * [.B52]" office:value-type="float" office:value="6.2433" calcext:value-type="float">
            <text:p>6,2433</text:p>
          </table:table-cell>
          <table:table-cell/>
          <table:table-cell table:formula="of:=10 / ([.C52]/60)" office:value-type="float" office:value="96.1030224400557" calcext:value-type="float">
            <text:p>96,10302244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 30 + RANDBETWEEN(-30; 10) + (RANDBETWEEN(0; 1000) / 1000)" office:value-type="float" office:value="35.727" calcext:value-type="float">
            <text:p>35,727</text:p>
          </table:table-cell>
          <table:table-cell table:formula="of:= 2.1 * [.B53]" office:value-type="float" office:value="75.0267" calcext:value-type="float">
            <text:p>75,0267</text:p>
          </table:table-cell>
          <table:table-cell/>
          <table:table-cell table:formula="of:=10 / ([.C53]/60)" office:value-type="float" office:value="7.99715301352719" calcext:value-type="float">
            <text:p>7,99715301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30 + RANDBETWEEN(-30; 10) + (RANDBETWEEN(0; 1000) / 1000)" office:value-type="float" office:value="28.275" calcext:value-type="float">
            <text:p>28,275</text:p>
          </table:table-cell>
          <table:table-cell table:formula="of:= 2.1 * [.B54]" office:value-type="float" office:value="59.3775" calcext:value-type="float">
            <text:p>59,3775</text:p>
          </table:table-cell>
          <table:table-cell/>
          <table:table-cell table:formula="of:=10 / ([.C54]/60)" office:value-type="float" office:value="10.1048376910446" calcext:value-type="float">
            <text:p>10,1048376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 30 + RANDBETWEEN(-30; 10) + (RANDBETWEEN(0; 1000) / 1000)" office:value-type="float" office:value="18.944" calcext:value-type="float">
            <text:p>18,944</text:p>
          </table:table-cell>
          <table:table-cell table:formula="of:= 2.1 * [.B55]" office:value-type="float" office:value="39.7824" calcext:value-type="float">
            <text:p>39,7824</text:p>
          </table:table-cell>
          <table:table-cell/>
          <table:table-cell table:formula="of:=10 / ([.C55]/60)" office:value-type="float" office:value="15.0820463320463" calcext:value-type="float">
            <text:p>15,0820463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30 + RANDBETWEEN(-30; 10) + (RANDBETWEEN(0; 1000) / 1000)" office:value-type="float" office:value="18.586" calcext:value-type="float">
            <text:p>18,586</text:p>
          </table:table-cell>
          <table:table-cell table:formula="of:= 2.1 * [.B56]" office:value-type="float" office:value="39.0306" calcext:value-type="float">
            <text:p>39,0306</text:p>
          </table:table-cell>
          <table:table-cell/>
          <table:table-cell table:formula="of:=10 / ([.C56]/60)" office:value-type="float" office:value="15.3725538423698" calcext:value-type="float">
            <text:p>15,37255384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30 + RANDBETWEEN(-30; 10) + (RANDBETWEEN(0; 1000) / 1000)" office:value-type="float" office:value="4.469" calcext:value-type="float">
            <text:p>4,469</text:p>
          </table:table-cell>
          <table:table-cell table:formula="of:= 2.1 * [.B57]" office:value-type="float" office:value="9.3849" calcext:value-type="float">
            <text:p>9,3849</text:p>
          </table:table-cell>
          <table:table-cell/>
          <table:table-cell table:formula="of:=10 / ([.C57]/60)" office:value-type="float" office:value="63.9324872934181" calcext:value-type="float">
            <text:p>63,93248729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30 + RANDBETWEEN(-30; 10) + (RANDBETWEEN(0; 1000) / 1000)" office:value-type="float" office:value="35.684" calcext:value-type="float">
            <text:p>35,684</text:p>
          </table:table-cell>
          <table:table-cell table:formula="of:= 2.1 * [.B58]" office:value-type="float" office:value="74.9364" calcext:value-type="float">
            <text:p>74,9364</text:p>
          </table:table-cell>
          <table:table-cell/>
          <table:table-cell table:formula="of:=10 / ([.C58]/60)" office:value-type="float" office:value="8.00678975771454" calcext:value-type="float">
            <text:p>8,00678975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 30 + RANDBETWEEN(-30; 10) + (RANDBETWEEN(0; 1000) / 1000)" office:value-type="float" office:value="37.864" calcext:value-type="float">
            <text:p>37,864</text:p>
          </table:table-cell>
          <table:table-cell table:formula="of:= 2.1 * [.B59]" office:value-type="float" office:value="79.5144" calcext:value-type="float">
            <text:p>79,5144</text:p>
          </table:table-cell>
          <table:table-cell/>
          <table:table-cell table:formula="of:=10 / ([.C59]/60)" office:value-type="float" office:value="7.54580302435785" calcext:value-type="float">
            <text:p>7,54580302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30 + RANDBETWEEN(-30; 10) + (RANDBETWEEN(0; 1000) / 1000)" office:value-type="float" office:value="37.521" calcext:value-type="float">
            <text:p>37,521</text:p>
          </table:table-cell>
          <table:table-cell table:formula="of:= 2.1 * [.B60]" office:value-type="float" office:value="78.7941" calcext:value-type="float">
            <text:p>78,7941</text:p>
          </table:table-cell>
          <table:table-cell/>
          <table:table-cell table:formula="of:=10 / ([.C60]/60)" office:value-type="float" office:value="7.61478334037701" calcext:value-type="float">
            <text:p>7,61478334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30 + RANDBETWEEN(-30; 10) + (RANDBETWEEN(0; 1000) / 1000)" office:value-type="float" office:value="2.364" calcext:value-type="float">
            <text:p>2,364</text:p>
          </table:table-cell>
          <table:table-cell table:formula="of:= 2.1 * [.B61]" office:value-type="float" office:value="4.9644" calcext:value-type="float">
            <text:p>4,9644</text:p>
          </table:table-cell>
          <table:table-cell/>
          <table:table-cell table:formula="of:=10 / ([.C61]/60)" office:value-type="float" office:value="120.860526951898" calcext:value-type="float">
            <text:p>120,86052695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30 + RANDBETWEEN(-30; 10) + (RANDBETWEEN(0; 1000) / 1000)" office:value-type="float" office:value="2.892" calcext:value-type="float">
            <text:p>2,892</text:p>
          </table:table-cell>
          <table:table-cell table:formula="of:= 2.1 * [.B62]" office:value-type="float" office:value="6.0732" calcext:value-type="float">
            <text:p>6,0732</text:p>
          </table:table-cell>
          <table:table-cell/>
          <table:table-cell table:formula="of:=10 / ([.C62]/60)" office:value-type="float" office:value="98.7947046038332" calcext:value-type="float">
            <text:p>98,79470460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 30 + RANDBETWEEN(-30; 10) + (RANDBETWEEN(0; 1000) / 1000)" office:value-type="float" office:value="23.853" calcext:value-type="float">
            <text:p>23,853</text:p>
          </table:table-cell>
          <table:table-cell table:formula="of:= 2.1 * [.B63]" office:value-type="float" office:value="50.0913" calcext:value-type="float">
            <text:p>50,0913</text:p>
          </table:table-cell>
          <table:table-cell/>
          <table:table-cell table:formula="of:=10 / ([.C63]/60)" office:value-type="float" office:value="11.9781279383845" calcext:value-type="float">
            <text:p>11,97812793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30 + RANDBETWEEN(-30; 10) + (RANDBETWEEN(0; 1000) / 1000)" office:value-type="float" office:value="1.759" calcext:value-type="float">
            <text:p>1,759</text:p>
          </table:table-cell>
          <table:table-cell table:formula="of:= 2.1 * [.B64]" office:value-type="float" office:value="3.6939" calcext:value-type="float">
            <text:p>3,6939</text:p>
          </table:table-cell>
          <table:table-cell/>
          <table:table-cell table:formula="of:=10 / ([.C64]/60)" office:value-type="float" office:value="162.429952083164" calcext:value-type="float">
            <text:p>162,42995208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 30 + RANDBETWEEN(-30; 10) + (RANDBETWEEN(0; 1000) / 1000)" office:value-type="float" office:value="15.301" calcext:value-type="float">
            <text:p>15,301</text:p>
          </table:table-cell>
          <table:table-cell table:formula="of:= 2.1 * [.B65]" office:value-type="float" office:value="32.1321" calcext:value-type="float">
            <text:p>32,1321</text:p>
          </table:table-cell>
          <table:table-cell/>
          <table:table-cell table:formula="of:=10 / ([.C65]/60)" office:value-type="float" office:value="18.6729158691776" calcext:value-type="float">
            <text:p>18,67291586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30 + RANDBETWEEN(-30; 10) + (RANDBETWEEN(0; 1000) / 1000)" office:value-type="float" office:value="32.596" calcext:value-type="float">
            <text:p>32,596</text:p>
          </table:table-cell>
          <table:table-cell table:formula="of:= 2.1 * [.B66]" office:value-type="float" office:value="68.4516" calcext:value-type="float">
            <text:p>68,4516</text:p>
          </table:table-cell>
          <table:table-cell/>
          <table:table-cell table:formula="of:=10 / ([.C66]/60)" office:value-type="float" office:value="8.76531739214277" calcext:value-type="float">
            <text:p>8,76531739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 30 + RANDBETWEEN(-30; 10) + (RANDBETWEEN(0; 1000) / 1000)" office:value-type="float" office:value="16.847" calcext:value-type="float">
            <text:p>16,847</text:p>
          </table:table-cell>
          <table:table-cell table:formula="of:= 2.1 * [.B67]" office:value-type="float" office:value="35.3787" calcext:value-type="float">
            <text:p>35,3787</text:p>
          </table:table-cell>
          <table:table-cell/>
          <table:table-cell table:formula="of:=10 / ([.C67]/60)" office:value-type="float" office:value="16.9593569011863" calcext:value-type="float">
            <text:p>16,9593569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30 + RANDBETWEEN(-30; 10) + (RANDBETWEEN(0; 1000) / 1000)" office:value-type="float" office:value="23.275" calcext:value-type="float">
            <text:p>23,275</text:p>
          </table:table-cell>
          <table:table-cell table:formula="of:= 2.1 * [.B68]" office:value-type="float" office:value="48.8775" calcext:value-type="float">
            <text:p>48,8775</text:p>
          </table:table-cell>
          <table:table-cell/>
          <table:table-cell table:formula="of:=10 / ([.C68]/60)" office:value-type="float" office:value="12.2755869264999" calcext:value-type="float">
            <text:p>12,27558692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 30 + RANDBETWEEN(-30; 10) + (RANDBETWEEN(0; 1000) / 1000)" office:value-type="float" office:value="23.266" calcext:value-type="float">
            <text:p>23,266</text:p>
          </table:table-cell>
          <table:table-cell table:formula="of:= 2.1 * [.B69]" office:value-type="float" office:value="48.8586" calcext:value-type="float">
            <text:p>48,8586</text:p>
          </table:table-cell>
          <table:table-cell/>
          <table:table-cell table:formula="of:=10 / ([.C69]/60)" office:value-type="float" office:value="12.2803354987658" calcext:value-type="float">
            <text:p>12,28033549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 30 + RANDBETWEEN(-30; 10) + (RANDBETWEEN(0; 1000) / 1000)" office:value-type="float" office:value="22.013" calcext:value-type="float">
            <text:p>22,013</text:p>
          </table:table-cell>
          <table:table-cell table:formula="of:= 2.1 * [.B70]" office:value-type="float" office:value="46.2273" calcext:value-type="float">
            <text:p>46,2273</text:p>
          </table:table-cell>
          <table:table-cell/>
          <table:table-cell table:formula="of:=10 / ([.C70]/60)" office:value-type="float" office:value="12.9793433750187" calcext:value-type="float">
            <text:p>12,979343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 30 + RANDBETWEEN(-30; 10) + (RANDBETWEEN(0; 1000) / 1000)" office:value-type="float" office:value="8.997" calcext:value-type="float">
            <text:p>8,997</text:p>
          </table:table-cell>
          <table:table-cell table:formula="of:= 2.1 * [.B71]" office:value-type="float" office:value="18.8937" calcext:value-type="float">
            <text:p>18,8937</text:p>
          </table:table-cell>
          <table:table-cell/>
          <table:table-cell table:formula="of:=10 / ([.C71]/60)" office:value-type="float" office:value="31.7566172851268" calcext:value-type="float">
            <text:p>31,75661728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30 + RANDBETWEEN(-30; 10) + (RANDBETWEEN(0; 1000) / 1000)" office:value-type="float" office:value="24.328" calcext:value-type="float">
            <text:p>24,328</text:p>
          </table:table-cell>
          <table:table-cell table:formula="of:= 2.1 * [.B72]" office:value-type="float" office:value="51.0888" calcext:value-type="float">
            <text:p>51,0888</text:p>
          </table:table-cell>
          <table:table-cell/>
          <table:table-cell table:formula="of:=10 / ([.C72]/60)" office:value-type="float" office:value="11.7442570582985" calcext:value-type="float">
            <text:p>11,74425705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30 + RANDBETWEEN(-30; 10) + (RANDBETWEEN(0; 1000) / 1000)" office:value-type="float" office:value="19.47" calcext:value-type="float">
            <text:p>19,47</text:p>
          </table:table-cell>
          <table:table-cell table:formula="of:= 2.1 * [.B73]" office:value-type="float" office:value="40.887" calcext:value-type="float">
            <text:p>40,887</text:p>
          </table:table-cell>
          <table:table-cell/>
          <table:table-cell table:formula="of:=10 / ([.C73]/60)" office:value-type="float" office:value="14.6745909457774" calcext:value-type="float">
            <text:p>14,67459094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30 + RANDBETWEEN(-30; 10) + (RANDBETWEEN(0; 1000) / 1000)" office:value-type="float" office:value="0.375" calcext:value-type="float">
            <text:p>0,375</text:p>
          </table:table-cell>
          <table:table-cell table:formula="of:= 2.1 * [.B74]" office:value-type="float" office:value="0.7875" calcext:value-type="float">
            <text:p>0,7875</text:p>
          </table:table-cell>
          <table:table-cell/>
          <table:table-cell table:formula="of:=10 / ([.C74]/60)" office:value-type="float" office:value="761.904761904762" calcext:value-type="float">
            <text:p>761,9047619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 30 + RANDBETWEEN(-30; 10) + (RANDBETWEEN(0; 1000) / 1000)" office:value-type="float" office:value="13.921" calcext:value-type="float">
            <text:p>13,921</text:p>
          </table:table-cell>
          <table:table-cell table:formula="of:= 2.1 * [.B75]" office:value-type="float" office:value="29.2341" calcext:value-type="float">
            <text:p>29,2341</text:p>
          </table:table-cell>
          <table:table-cell/>
          <table:table-cell table:formula="of:=10 / ([.C75]/60)" office:value-type="float" office:value="20.5239771362895" calcext:value-type="float">
            <text:p>20,52397713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30 + RANDBETWEEN(-30; 10) + (RANDBETWEEN(0; 1000) / 1000)" office:value-type="float" office:value="36.402" calcext:value-type="float">
            <text:p>36,402</text:p>
          </table:table-cell>
          <table:table-cell table:formula="of:= 2.1 * [.B76]" office:value-type="float" office:value="76.4442" calcext:value-type="float">
            <text:p>76,4442</text:p>
          </table:table-cell>
          <table:table-cell/>
          <table:table-cell table:formula="of:=10 / ([.C76]/60)" office:value-type="float" office:value="7.84886230740854" calcext:value-type="float">
            <text:p>7,84886230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 30 + RANDBETWEEN(-30; 10) + (RANDBETWEEN(0; 1000) / 1000)" office:value-type="float" office:value="11.957" calcext:value-type="float">
            <text:p>11,957</text:p>
          </table:table-cell>
          <table:table-cell table:formula="of:= 2.1 * [.B77]" office:value-type="float" office:value="25.1097" calcext:value-type="float">
            <text:p>25,1097</text:p>
          </table:table-cell>
          <table:table-cell/>
          <table:table-cell table:formula="of:=10 / ([.C77]/60)" office:value-type="float" office:value="23.8951480901803" calcext:value-type="float">
            <text:p>23,89514809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 30 + RANDBETWEEN(-30; 10) + (RANDBETWEEN(0; 1000) / 1000)" office:value-type="float" office:value="12.87" calcext:value-type="float">
            <text:p>12,87</text:p>
          </table:table-cell>
          <table:table-cell table:formula="of:= 2.1 * [.B78]" office:value-type="float" office:value="27.027" calcext:value-type="float">
            <text:p>27,027</text:p>
          </table:table-cell>
          <table:table-cell/>
          <table:table-cell table:formula="of:=10 / ([.C78]/60)" office:value-type="float" office:value="22.2000222000222" calcext:value-type="float">
            <text:p>22,20002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 30 + RANDBETWEEN(-30; 10) + (RANDBETWEEN(0; 1000) / 1000)" office:value-type="float" office:value="33.322" calcext:value-type="float">
            <text:p>33,322</text:p>
          </table:table-cell>
          <table:table-cell table:formula="of:= 2.1 * [.B79]" office:value-type="float" office:value="69.9762" calcext:value-type="float">
            <text:p>69,9762</text:p>
          </table:table-cell>
          <table:table-cell/>
          <table:table-cell table:formula="of:=10 / ([.C79]/60)" office:value-type="float" office:value="8.57434384833701" calcext:value-type="float">
            <text:p>8,57434384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 30 + RANDBETWEEN(-30; 10) + (RANDBETWEEN(0; 1000) / 1000)" office:value-type="float" office:value="25.196" calcext:value-type="float">
            <text:p>25,196</text:p>
          </table:table-cell>
          <table:table-cell table:formula="of:= 2.1 * [.B80]" office:value-type="float" office:value="52.9116" calcext:value-type="float">
            <text:p>52,9116</text:p>
          </table:table-cell>
          <table:table-cell/>
          <table:table-cell table:formula="of:=10 / ([.C80]/60)" office:value-type="float" office:value="11.3396684280952" calcext:value-type="float">
            <text:p>11,33966842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 30 + RANDBETWEEN(-30; 10) + (RANDBETWEEN(0; 1000) / 1000)" office:value-type="float" office:value="25.42" calcext:value-type="float">
            <text:p>25,42</text:p>
          </table:table-cell>
          <table:table-cell table:formula="of:= 2.1 * [.B81]" office:value-type="float" office:value="53.382" calcext:value-type="float">
            <text:p>53,382</text:p>
          </table:table-cell>
          <table:table-cell/>
          <table:table-cell table:formula="of:=10 / ([.C81]/60)" office:value-type="float" office:value="11.2397437338429" calcext:value-type="float">
            <text:p>11,23974373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 30 + RANDBETWEEN(-30; 10) + (RANDBETWEEN(0; 1000) / 1000)" office:value-type="float" office:value="32.031" calcext:value-type="float">
            <text:p>32,031</text:p>
          </table:table-cell>
          <table:table-cell table:formula="of:= 2.1 * [.B82]" office:value-type="float" office:value="67.2651" calcext:value-type="float">
            <text:p>67,2651</text:p>
          </table:table-cell>
          <table:table-cell/>
          <table:table-cell table:formula="of:=10 / ([.C82]/60)" office:value-type="float" office:value="8.91993024614547" calcext:value-type="float">
            <text:p>8,91993024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 30 + RANDBETWEEN(-30; 10) + (RANDBETWEEN(0; 1000) / 1000)" office:value-type="float" office:value="10.36" calcext:value-type="float">
            <text:p>10,36</text:p>
          </table:table-cell>
          <table:table-cell table:formula="of:= 2.1 * [.B83]" office:value-type="float" office:value="21.756" calcext:value-type="float">
            <text:p>21,756</text:p>
          </table:table-cell>
          <table:table-cell/>
          <table:table-cell table:formula="of:=10 / ([.C83]/60)" office:value-type="float" office:value="27.5785990071704" calcext:value-type="float">
            <text:p>27,5785990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30 + RANDBETWEEN(-30; 10) + (RANDBETWEEN(0; 1000) / 1000)" office:value-type="float" office:value="12.841" calcext:value-type="float">
            <text:p>12,841</text:p>
          </table:table-cell>
          <table:table-cell table:formula="of:= 2.1 * [.B84]" office:value-type="float" office:value="26.9661" calcext:value-type="float">
            <text:p>26,9661</text:p>
          </table:table-cell>
          <table:table-cell/>
          <table:table-cell table:formula="of:=10 / ([.C84]/60)" office:value-type="float" office:value="22.2501585323795" calcext:value-type="float">
            <text:p>22,25015853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 30 + RANDBETWEEN(-30; 10) + (RANDBETWEEN(0; 1000) / 1000)" office:value-type="float" office:value="25.857" calcext:value-type="float">
            <text:p>25,857</text:p>
          </table:table-cell>
          <table:table-cell table:formula="of:= 2.1 * [.B85]" office:value-type="float" office:value="54.2997" calcext:value-type="float">
            <text:p>54,2997</text:p>
          </table:table-cell>
          <table:table-cell/>
          <table:table-cell table:formula="of:=10 / ([.C85]/60)" office:value-type="float" office:value="11.0497848054409" calcext:value-type="float">
            <text:p>11,04978480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 30 + RANDBETWEEN(-30; 10) + (RANDBETWEEN(0; 1000) / 1000)" office:value-type="float" office:value="35.835" calcext:value-type="float">
            <text:p>35,835</text:p>
          </table:table-cell>
          <table:table-cell table:formula="of:= 2.1 * [.B86]" office:value-type="float" office:value="75.2535" calcext:value-type="float">
            <text:p>75,2535</text:p>
          </table:table-cell>
          <table:table-cell/>
          <table:table-cell table:formula="of:=10 / ([.C86]/60)" office:value-type="float" office:value="7.97305108732484" calcext:value-type="float">
            <text:p>7,97305108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 30 + RANDBETWEEN(-30; 10) + (RANDBETWEEN(0; 1000) / 1000)" office:value-type="float" office:value="34.454" calcext:value-type="float">
            <text:p>34,454</text:p>
          </table:table-cell>
          <table:table-cell table:formula="of:= 2.1 * [.B87]" office:value-type="float" office:value="72.3534" calcext:value-type="float">
            <text:p>72,3534</text:p>
          </table:table-cell>
          <table:table-cell/>
          <table:table-cell table:formula="of:=10 / ([.C87]/60)" office:value-type="float" office:value="8.29263033941736" calcext:value-type="float">
            <text:p>8,29263033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 30 + RANDBETWEEN(-30; 10) + (RANDBETWEEN(0; 1000) / 1000)" office:value-type="float" office:value="6.318" calcext:value-type="float">
            <text:p>6,318</text:p>
          </table:table-cell>
          <table:table-cell table:formula="of:= 2.1 * [.B88]" office:value-type="float" office:value="13.2678" calcext:value-type="float">
            <text:p>13,2678</text:p>
          </table:table-cell>
          <table:table-cell/>
          <table:table-cell table:formula="of:=10 / ([.C88]/60)" office:value-type="float" office:value="45.2222674444897" calcext:value-type="float">
            <text:p>45,22226744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 30 + RANDBETWEEN(-30; 10) + (RANDBETWEEN(0; 1000) / 1000)" office:value-type="float" office:value="37.174" calcext:value-type="float">
            <text:p>37,174</text:p>
          </table:table-cell>
          <table:table-cell table:formula="of:= 2.1 * [.B89]" office:value-type="float" office:value="78.0654" calcext:value-type="float">
            <text:p>78,0654</text:p>
          </table:table-cell>
          <table:table-cell/>
          <table:table-cell table:formula="of:=10 / ([.C89]/60)" office:value-type="float" office:value="7.68586339146408" calcext:value-type="float">
            <text:p>7,68586339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 30 + RANDBETWEEN(-30; 10) + (RANDBETWEEN(0; 1000) / 1000)" office:value-type="float" office:value="28.258" calcext:value-type="float">
            <text:p>28,258</text:p>
          </table:table-cell>
          <table:table-cell table:formula="of:= 2.1 * [.B90]" office:value-type="float" office:value="59.3418" calcext:value-type="float">
            <text:p>59,3418</text:p>
          </table:table-cell>
          <table:table-cell/>
          <table:table-cell table:formula="of:=10 / ([.C90]/60)" office:value-type="float" office:value="10.1109167568223" calcext:value-type="float">
            <text:p>10,11091675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 30 + RANDBETWEEN(-30; 10) + (RANDBETWEEN(0; 1000) / 1000)" office:value-type="float" office:value="3.589" calcext:value-type="float">
            <text:p>3,589</text:p>
          </table:table-cell>
          <table:table-cell table:formula="of:= 2.1 * [.B91]" office:value-type="float" office:value="7.5369" calcext:value-type="float">
            <text:p>7,5369</text:p>
          </table:table-cell>
          <table:table-cell/>
          <table:table-cell table:formula="of:=10 / ([.C91]/60)" office:value-type="float" office:value="79.6083270310074" calcext:value-type="float">
            <text:p>79,6083270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 30 + RANDBETWEEN(-30; 10) + (RANDBETWEEN(0; 1000) / 1000)" office:value-type="float" office:value="27.38" calcext:value-type="float">
            <text:p>27,38</text:p>
          </table:table-cell>
          <table:table-cell table:formula="of:= 2.1 * [.B92]" office:value-type="float" office:value="57.498" calcext:value-type="float">
            <text:p>57,498</text:p>
          </table:table-cell>
          <table:table-cell/>
          <table:table-cell table:formula="of:=10 / ([.C92]/60)" office:value-type="float" office:value="10.4351455702807" calcext:value-type="float">
            <text:p>10,43514557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 30 + RANDBETWEEN(-30; 10) + (RANDBETWEEN(0; 1000) / 1000)" office:value-type="float" office:value="22.954" calcext:value-type="float">
            <text:p>22,954</text:p>
          </table:table-cell>
          <table:table-cell table:formula="of:= 2.1 * [.B93]" office:value-type="float" office:value="48.2034" calcext:value-type="float">
            <text:p>48,2034</text:p>
          </table:table-cell>
          <table:table-cell/>
          <table:table-cell table:formula="of:=10 / ([.C93]/60)" office:value-type="float" office:value="12.4472547579631" calcext:value-type="float">
            <text:p>12,4472547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30 + RANDBETWEEN(-30; 10) + (RANDBETWEEN(0; 1000) / 1000)" office:value-type="float" office:value="10.355" calcext:value-type="float">
            <text:p>10,355</text:p>
          </table:table-cell>
          <table:table-cell table:formula="of:= 2.1 * [.B94]" office:value-type="float" office:value="21.7455" calcext:value-type="float">
            <text:p>21,7455</text:p>
          </table:table-cell>
          <table:table-cell/>
          <table:table-cell table:formula="of:=10 / ([.C94]/60)" office:value-type="float" office:value="27.5919155687384" calcext:value-type="float">
            <text:p>27,59191556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 30 + RANDBETWEEN(-30; 10) + (RANDBETWEEN(0; 1000) / 1000)" office:value-type="float" office:value="11.879" calcext:value-type="float">
            <text:p>11,879</text:p>
          </table:table-cell>
          <table:table-cell table:formula="of:= 2.1 * [.B95]" office:value-type="float" office:value="24.9459" calcext:value-type="float">
            <text:p>24,9459</text:p>
          </table:table-cell>
          <table:table-cell/>
          <table:table-cell table:formula="of:=10 / ([.C95]/60)" office:value-type="float" office:value="24.0520486332423" calcext:value-type="float">
            <text:p>24,05204863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 30 + RANDBETWEEN(-30; 10) + (RANDBETWEEN(0; 1000) / 1000)" office:value-type="float" office:value="22.9" calcext:value-type="float">
            <text:p>22,9</text:p>
          </table:table-cell>
          <table:table-cell table:formula="of:= 2.1 * [.B96]" office:value-type="float" office:value="48.09" calcext:value-type="float">
            <text:p>48,09</text:p>
          </table:table-cell>
          <table:table-cell/>
          <table:table-cell table:formula="of:=10 / ([.C96]/60)" office:value-type="float" office:value="12.4766063630692" calcext:value-type="float">
            <text:p>12,47660636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 30 + RANDBETWEEN(-30; 10) + (RANDBETWEEN(0; 1000) / 1000)" office:value-type="float" office:value="12.344" calcext:value-type="float">
            <text:p>12,344</text:p>
          </table:table-cell>
          <table:table-cell table:formula="of:= 2.1 * [.B97]" office:value-type="float" office:value="25.9224" calcext:value-type="float">
            <text:p>25,9224</text:p>
          </table:table-cell>
          <table:table-cell/>
          <table:table-cell table:formula="of:=10 / ([.C97]/60)" office:value-type="float" office:value="23.1460049995371" calcext:value-type="float">
            <text:p>23,14600499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 30 + RANDBETWEEN(-30; 10) + (RANDBETWEEN(0; 1000) / 1000)" office:value-type="float" office:value="38.565" calcext:value-type="float">
            <text:p>38,565</text:p>
          </table:table-cell>
          <table:table-cell table:formula="of:= 2.1 * [.B98]" office:value-type="float" office:value="80.9865" calcext:value-type="float">
            <text:p>80,9865</text:p>
          </table:table-cell>
          <table:table-cell/>
          <table:table-cell table:formula="of:=10 / ([.C98]/60)" office:value-type="float" office:value="7.40864218110426" calcext:value-type="float">
            <text:p>7,4086421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 30 + RANDBETWEEN(-30; 10) + (RANDBETWEEN(0; 1000) / 1000)" office:value-type="float" office:value="28.237" calcext:value-type="float">
            <text:p>28,237</text:p>
          </table:table-cell>
          <table:table-cell table:formula="of:= 2.1 * [.B99]" office:value-type="float" office:value="59.2977" calcext:value-type="float">
            <text:p>59,2977</text:p>
          </table:table-cell>
          <table:table-cell/>
          <table:table-cell table:formula="of:=10 / ([.C99]/60)" office:value-type="float" office:value="10.1184362968547" calcext:value-type="float">
            <text:p>10,11843629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 30 + RANDBETWEEN(-30; 10) + (RANDBETWEEN(0; 1000) / 1000)" office:value-type="float" office:value="16.331" calcext:value-type="float">
            <text:p>16,331</text:p>
          </table:table-cell>
          <table:table-cell table:formula="of:= 2.1 * [.B100]" office:value-type="float" office:value="34.2951" calcext:value-type="float">
            <text:p>34,2951</text:p>
          </table:table-cell>
          <table:table-cell/>
          <table:table-cell table:formula="of:=10 / ([.C100]/60)" office:value-type="float" office:value="17.4952106860747" calcext:value-type="float">
            <text:p>17,49521068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 30 + RANDBETWEEN(-30; 10) + (RANDBETWEEN(0; 1000) / 1000)" office:value-type="float" office:value="3.259" calcext:value-type="float">
            <text:p>3,259</text:p>
          </table:table-cell>
          <table:table-cell table:formula="of:= 2.1 * [.B101]" office:value-type="float" office:value="6.8439" calcext:value-type="float">
            <text:p>6,8439</text:p>
          </table:table-cell>
          <table:table-cell/>
          <table:table-cell table:formula="of:=10 / ([.C101]/60)" office:value-type="float" office:value="87.6693113575593" calcext:value-type="float">
            <text:p>87,66931135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 30 + RANDBETWEEN(-30; 10) + (RANDBETWEEN(0; 1000) / 1000)" office:value-type="float" office:value="6.948" calcext:value-type="float">
            <text:p>6,948</text:p>
          </table:table-cell>
          <table:table-cell table:formula="of:= 2.1 * [.B102]" office:value-type="float" office:value="14.5908" calcext:value-type="float">
            <text:p>14,5908</text:p>
          </table:table-cell>
          <table:table-cell/>
          <table:table-cell table:formula="of:=10 / ([.C102]/60)" office:value-type="float" office:value="41.1218027798339" calcext:value-type="float">
            <text:p>41,12180277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 30 + RANDBETWEEN(-30; 10) + (RANDBETWEEN(0; 1000) / 1000)" office:value-type="float" office:value="29.329" calcext:value-type="float">
            <text:p>29,329</text:p>
          </table:table-cell>
          <table:table-cell table:formula="of:= 2.1 * [.B103]" office:value-type="float" office:value="61.5909" calcext:value-type="float">
            <text:p>61,5909</text:p>
          </table:table-cell>
          <table:table-cell/>
          <table:table-cell table:formula="of:=10 / ([.C103]/60)" office:value-type="float" office:value="9.7416988548633" calcext:value-type="float">
            <text:p>9,74169885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30 + RANDBETWEEN(-30; 10) + (RANDBETWEEN(0; 1000) / 1000)" office:value-type="float" office:value="10.638" calcext:value-type="float">
            <text:p>10,638</text:p>
          </table:table-cell>
          <table:table-cell table:formula="of:= 2.1 * [.B104]" office:value-type="float" office:value="22.3398" calcext:value-type="float">
            <text:p>22,3398</text:p>
          </table:table-cell>
          <table:table-cell/>
          <table:table-cell table:formula="of:=10 / ([.C104]/60)" office:value-type="float" office:value="26.8578948781994" calcext:value-type="float">
            <text:p>26,85789487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 30 + RANDBETWEEN(-30; 10) + (RANDBETWEEN(0; 1000) / 1000)" office:value-type="float" office:value="20.958" calcext:value-type="float">
            <text:p>20,958</text:p>
          </table:table-cell>
          <table:table-cell table:formula="of:= 2.1 * [.B105]" office:value-type="float" office:value="44.0118" calcext:value-type="float">
            <text:p>44,0118</text:p>
          </table:table-cell>
          <table:table-cell/>
          <table:table-cell table:formula="of:=10 / ([.C105]/60)" office:value-type="float" office:value="13.6327075920549" calcext:value-type="float">
            <text:p>13,63270759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 30 + RANDBETWEEN(-30; 10) + (RANDBETWEEN(0; 1000) / 1000)" office:value-type="float" office:value="36.599" calcext:value-type="float">
            <text:p>36,599</text:p>
          </table:table-cell>
          <table:table-cell table:formula="of:= 2.1 * [.B106]" office:value-type="float" office:value="76.8579" calcext:value-type="float">
            <text:p>76,8579</text:p>
          </table:table-cell>
          <table:table-cell/>
          <table:table-cell table:formula="of:=10 / ([.C106]/60)" office:value-type="float" office:value="7.80661454450356" calcext:value-type="float">
            <text:p>7,80661454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 30 + RANDBETWEEN(-30; 10) + (RANDBETWEEN(0; 1000) / 1000)" office:value-type="float" office:value="22.557" calcext:value-type="float">
            <text:p>22,557</text:p>
          </table:table-cell>
          <table:table-cell table:formula="of:= 2.1 * [.B107]" office:value-type="float" office:value="47.3697" calcext:value-type="float">
            <text:p>47,3697</text:p>
          </table:table-cell>
          <table:table-cell/>
          <table:table-cell table:formula="of:=10 / ([.C107]/60)" office:value-type="float" office:value="12.6663246759004" calcext:value-type="float">
            <text:p>12,66632467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 30 + RANDBETWEEN(-30; 10) + (RANDBETWEEN(0; 1000) / 1000)" office:value-type="float" office:value="40.092" calcext:value-type="float">
            <text:p>40,092</text:p>
          </table:table-cell>
          <table:table-cell table:formula="of:= 2.1 * [.B108]" office:value-type="float" office:value="84.1932" calcext:value-type="float">
            <text:p>84,1932</text:p>
          </table:table-cell>
          <table:table-cell/>
          <table:table-cell table:formula="of:=10 / ([.C108]/60)" office:value-type="float" office:value="7.12646627043514" calcext:value-type="float">
            <text:p>7,12646627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 30 + RANDBETWEEN(-30; 10) + (RANDBETWEEN(0; 1000) / 1000)" office:value-type="float" office:value="20.229" calcext:value-type="float">
            <text:p>20,229</text:p>
          </table:table-cell>
          <table:table-cell table:formula="of:= 2.1 * [.B109]" office:value-type="float" office:value="42.4809" calcext:value-type="float">
            <text:p>42,4809</text:p>
          </table:table-cell>
          <table:table-cell/>
          <table:table-cell table:formula="of:=10 / ([.C109]/60)" office:value-type="float" office:value="14.1239945481381" calcext:value-type="float">
            <text:p>14,12399454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30 + RANDBETWEEN(-30; 10) + (RANDBETWEEN(0; 1000) / 1000)" office:value-type="float" office:value="18.786" calcext:value-type="float">
            <text:p>18,786</text:p>
          </table:table-cell>
          <table:table-cell table:formula="of:= 2.1 * [.B110]" office:value-type="float" office:value="39.4506" calcext:value-type="float">
            <text:p>39,4506</text:p>
          </table:table-cell>
          <table:table-cell/>
          <table:table-cell table:formula="of:=10 / ([.C110]/60)" office:value-type="float" office:value="15.2088941613055" calcext:value-type="float">
            <text:p>15,20889416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30 + RANDBETWEEN(-30; 10) + (RANDBETWEEN(0; 1000) / 1000)" office:value-type="float" office:value="4" calcext:value-type="float">
            <text:p>4</text:p>
          </table:table-cell>
          <table:table-cell table:formula="of:= 2.1 * [.B111]" office:value-type="float" office:value="8.4" calcext:value-type="float">
            <text:p>8,4</text:p>
          </table:table-cell>
          <table:table-cell/>
          <table:table-cell table:formula="of:=10 / ([.C111]/60)" office:value-type="float" office:value="71.4285714285714" calcext:value-type="float">
            <text:p>71,4285714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30 + RANDBETWEEN(-30; 10) + (RANDBETWEEN(0; 1000) / 1000)" office:value-type="float" office:value="28.405" calcext:value-type="float">
            <text:p>28,405</text:p>
          </table:table-cell>
          <table:table-cell table:formula="of:= 2.1 * [.B112]" office:value-type="float" office:value="59.6505" calcext:value-type="float">
            <text:p>59,6505</text:p>
          </table:table-cell>
          <table:table-cell/>
          <table:table-cell table:formula="of:=10 / ([.C112]/60)" office:value-type="float" office:value="10.0585912942892" calcext:value-type="float">
            <text:p>10,05859129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30 + RANDBETWEEN(-30; 10) + (RANDBETWEEN(0; 1000) / 1000)" office:value-type="float" office:value="14.617" calcext:value-type="float">
            <text:p>14,617</text:p>
          </table:table-cell>
          <table:table-cell table:formula="of:= 2.1 * [.B113]" office:value-type="float" office:value="30.6957" calcext:value-type="float">
            <text:p>30,6957</text:p>
          </table:table-cell>
          <table:table-cell/>
          <table:table-cell table:formula="of:=10 / ([.C113]/60)" office:value-type="float" office:value="19.5467117544151" calcext:value-type="float">
            <text:p>19,54671175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30 + RANDBETWEEN(-30; 10) + (RANDBETWEEN(0; 1000) / 1000)" office:value-type="float" office:value="39.049" calcext:value-type="float">
            <text:p>39,049</text:p>
          </table:table-cell>
          <table:table-cell table:formula="of:= 2.1 * [.B114]" office:value-type="float" office:value="82.0029" calcext:value-type="float">
            <text:p>82,0029</text:p>
          </table:table-cell>
          <table:table-cell/>
          <table:table-cell table:formula="of:=10 / ([.C114]/60)" office:value-type="float" office:value="7.3168144053442" calcext:value-type="float">
            <text:p>7,31681440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30 + RANDBETWEEN(-30; 10) + (RANDBETWEEN(0; 1000) / 1000)" office:value-type="float" office:value="35.375" calcext:value-type="float">
            <text:p>35,375</text:p>
          </table:table-cell>
          <table:table-cell table:formula="of:= 2.1 * [.B115]" office:value-type="float" office:value="74.2875" calcext:value-type="float">
            <text:p>74,2875</text:p>
          </table:table-cell>
          <table:table-cell/>
          <table:table-cell table:formula="of:=10 / ([.C115]/60)" office:value-type="float" office:value="8.07672892478546" calcext:value-type="float">
            <text:p>8,07672892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30 + RANDBETWEEN(-30; 10) + (RANDBETWEEN(0; 1000) / 1000)" office:value-type="float" office:value="15.949" calcext:value-type="float">
            <text:p>15,949</text:p>
          </table:table-cell>
          <table:table-cell table:formula="of:= 2.1 * [.B116]" office:value-type="float" office:value="33.4929" calcext:value-type="float">
            <text:p>33,4929</text:p>
          </table:table-cell>
          <table:table-cell/>
          <table:table-cell table:formula="of:=10 / ([.C116]/60)" office:value-type="float" office:value="17.9142445115233" calcext:value-type="float">
            <text:p>17,9142445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 30 + RANDBETWEEN(-30; 10) + (RANDBETWEEN(0; 1000) / 1000)" office:value-type="float" office:value="25.546" calcext:value-type="float">
            <text:p>25,546</text:p>
          </table:table-cell>
          <table:table-cell table:formula="of:= 2.1 * [.B117]" office:value-type="float" office:value="53.6466" calcext:value-type="float">
            <text:p>53,6466</text:p>
          </table:table-cell>
          <table:table-cell/>
          <table:table-cell table:formula="of:=10 / ([.C117]/60)" office:value-type="float" office:value="11.184306181566" calcext:value-type="float">
            <text:p>11,18430618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 30 + RANDBETWEEN(-30; 10) + (RANDBETWEEN(0; 1000) / 1000)" office:value-type="float" office:value="36.347" calcext:value-type="float">
            <text:p>36,347</text:p>
          </table:table-cell>
          <table:table-cell table:formula="of:= 2.1 * [.B118]" office:value-type="float" office:value="76.3287" calcext:value-type="float">
            <text:p>76,3287</text:p>
          </table:table-cell>
          <table:table-cell/>
          <table:table-cell table:formula="of:=10 / ([.C118]/60)" office:value-type="float" office:value="7.86073914530183" calcext:value-type="float">
            <text:p>7,86073914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 30 + RANDBETWEEN(-30; 10) + (RANDBETWEEN(0; 1000) / 1000)" office:value-type="float" office:value="35.16" calcext:value-type="float">
            <text:p>35,16</text:p>
          </table:table-cell>
          <table:table-cell table:formula="of:= 2.1 * [.B119]" office:value-type="float" office:value="73.836" calcext:value-type="float">
            <text:p>73,836</text:p>
          </table:table-cell>
          <table:table-cell/>
          <table:table-cell table:formula="of:=10 / ([.C119]/60)" office:value-type="float" office:value="8.12611734113441" calcext:value-type="float">
            <text:p>8,12611734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 30 + RANDBETWEEN(-30; 10) + (RANDBETWEEN(0; 1000) / 1000)" office:value-type="float" office:value="40.379" calcext:value-type="float">
            <text:p>40,379</text:p>
          </table:table-cell>
          <table:table-cell table:formula="of:= 2.1 * [.B120]" office:value-type="float" office:value="84.7959" calcext:value-type="float">
            <text:p>84,7959</text:p>
          </table:table-cell>
          <table:table-cell/>
          <table:table-cell table:formula="of:=10 / ([.C120]/60)" office:value-type="float" office:value="7.07581380703548" calcext:value-type="float">
            <text:p>7,0758138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 30 + RANDBETWEEN(-30; 10) + (RANDBETWEEN(0; 1000) / 1000)" office:value-type="float" office:value="4.882" calcext:value-type="float">
            <text:p>4,882</text:p>
          </table:table-cell>
          <table:table-cell table:formula="of:= 2.1 * [.B121]" office:value-type="float" office:value="10.2522" calcext:value-type="float">
            <text:p>10,2522</text:p>
          </table:table-cell>
          <table:table-cell/>
          <table:table-cell table:formula="of:=10 / ([.C121]/60)" office:value-type="float" office:value="58.5240241118979" calcext:value-type="float">
            <text:p>58,52402411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 30 + RANDBETWEEN(-30; 10) + (RANDBETWEEN(0; 1000) / 1000)" office:value-type="float" office:value="40.665" calcext:value-type="float">
            <text:p>40,665</text:p>
          </table:table-cell>
          <table:table-cell table:formula="of:= 2.1 * [.B122]" office:value-type="float" office:value="85.3965" calcext:value-type="float">
            <text:p>85,3965</text:p>
          </table:table-cell>
          <table:table-cell/>
          <table:table-cell table:formula="of:=10 / ([.C122]/60)" office:value-type="float" office:value="7.0260490769528" calcext:value-type="float">
            <text:p>7,0260490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 30 + RANDBETWEEN(-30; 10) + (RANDBETWEEN(0; 1000) / 1000)" office:value-type="float" office:value="17.957" calcext:value-type="float">
            <text:p>17,957</text:p>
          </table:table-cell>
          <table:table-cell table:formula="of:= 2.1 * [.B123]" office:value-type="float" office:value="37.7097" calcext:value-type="float">
            <text:p>37,7097</text:p>
          </table:table-cell>
          <table:table-cell/>
          <table:table-cell table:formula="of:=10 / ([.C123]/60)" office:value-type="float" office:value="15.9110255451515" calcext:value-type="float">
            <text:p>15,91102554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30 + RANDBETWEEN(-30; 10) + (RANDBETWEEN(0; 1000) / 1000)" office:value-type="float" office:value="31.949" calcext:value-type="float">
            <text:p>31,949</text:p>
          </table:table-cell>
          <table:table-cell table:formula="of:= 2.1 * [.B124]" office:value-type="float" office:value="67.0929" calcext:value-type="float">
            <text:p>67,0929</text:p>
          </table:table-cell>
          <table:table-cell/>
          <table:table-cell table:formula="of:=10 / ([.C124]/60)" office:value-type="float" office:value="8.94282405440814" calcext:value-type="float">
            <text:p>8,94282405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 30 + RANDBETWEEN(-30; 10) + (RANDBETWEEN(0; 1000) / 1000)" office:value-type="float" office:value="7.205" calcext:value-type="float">
            <text:p>7,205</text:p>
          </table:table-cell>
          <table:table-cell table:formula="of:= 2.1 * [.B125]" office:value-type="float" office:value="15.1305" calcext:value-type="float">
            <text:p>15,1305</text:p>
          </table:table-cell>
          <table:table-cell/>
          <table:table-cell table:formula="of:=10 / ([.C125]/60)" office:value-type="float" office:value="39.6550014870625" calcext:value-type="float">
            <text:p>39,65500148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 30 + RANDBETWEEN(-30; 10) + (RANDBETWEEN(0; 1000) / 1000)" office:value-type="float" office:value="30.292" calcext:value-type="float">
            <text:p>30,292</text:p>
          </table:table-cell>
          <table:table-cell table:formula="of:= 2.1 * [.B126]" office:value-type="float" office:value="63.6132" calcext:value-type="float">
            <text:p>63,6132</text:p>
          </table:table-cell>
          <table:table-cell/>
          <table:table-cell table:formula="of:=10 / ([.C126]/60)" office:value-type="float" office:value="9.43200467827432" calcext:value-type="float">
            <text:p>9,43200467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 30 + RANDBETWEEN(-30; 10) + (RANDBETWEEN(0; 1000) / 1000)" office:value-type="float" office:value="8.42" calcext:value-type="float">
            <text:p>8,42</text:p>
          </table:table-cell>
          <table:table-cell table:formula="of:= 2.1 * [.B127]" office:value-type="float" office:value="17.682" calcext:value-type="float">
            <text:p>17,682</text:p>
          </table:table-cell>
          <table:table-cell/>
          <table:table-cell table:formula="of:=10 / ([.C127]/60)" office:value-type="float" office:value="33.9328130302002" calcext:value-type="float">
            <text:p>33,93281303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 30 + RANDBETWEEN(-30; 10) + (RANDBETWEEN(0; 1000) / 1000)" office:value-type="float" office:value="28.55" calcext:value-type="float">
            <text:p>28,55</text:p>
          </table:table-cell>
          <table:table-cell table:formula="of:= 2.1 * [.B128]" office:value-type="float" office:value="59.955" calcext:value-type="float">
            <text:p>59,955</text:p>
          </table:table-cell>
          <table:table-cell/>
          <table:table-cell table:formula="of:=10 / ([.C128]/60)" office:value-type="float" office:value="10.0075056292219" calcext:value-type="float">
            <text:p>10,0075056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 30 + RANDBETWEEN(-30; 10) + (RANDBETWEEN(0; 1000) / 1000)" office:value-type="float" office:value="1.667" calcext:value-type="float">
            <text:p>1,667</text:p>
          </table:table-cell>
          <table:table-cell table:formula="of:= 2.1 * [.B129]" office:value-type="float" office:value="3.5007" calcext:value-type="float">
            <text:p>3,5007</text:p>
          </table:table-cell>
          <table:table-cell/>
          <table:table-cell table:formula="of:=10 / ([.C129]/60)" office:value-type="float" office:value="171.394292570057" calcext:value-type="float">
            <text:p>171,39429257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 30 + RANDBETWEEN(-30; 10) + (RANDBETWEEN(0; 1000) / 1000)" office:value-type="float" office:value="24.891" calcext:value-type="float">
            <text:p>24,891</text:p>
          </table:table-cell>
          <table:table-cell table:formula="of:= 2.1 * [.B130]" office:value-type="float" office:value="52.2711" calcext:value-type="float">
            <text:p>52,2711</text:p>
          </table:table-cell>
          <table:table-cell/>
          <table:table-cell table:formula="of:=10 / ([.C130]/60)" office:value-type="float" office:value="11.4786182039406" calcext:value-type="float">
            <text:p>11,47861820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 30 + RANDBETWEEN(-30; 10) + (RANDBETWEEN(0; 1000) / 1000)" office:value-type="float" office:value="1.98" calcext:value-type="float">
            <text:p>1,98</text:p>
          </table:table-cell>
          <table:table-cell table:formula="of:= 2.1 * [.B131]" office:value-type="float" office:value="4.158" calcext:value-type="float">
            <text:p>4,158</text:p>
          </table:table-cell>
          <table:table-cell/>
          <table:table-cell table:formula="of:=10 / ([.C131]/60)" office:value-type="float" office:value="144.300144300144" calcext:value-type="float">
            <text:p>144,3001443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 30 + RANDBETWEEN(-30; 10) + (RANDBETWEEN(0; 1000) / 1000)" office:value-type="float" office:value="34.676" calcext:value-type="float">
            <text:p>34,676</text:p>
          </table:table-cell>
          <table:table-cell table:formula="of:= 2.1 * [.B132]" office:value-type="float" office:value="72.8196" calcext:value-type="float">
            <text:p>72,8196</text:p>
          </table:table-cell>
          <table:table-cell/>
          <table:table-cell table:formula="of:=10 / ([.C132]/60)" office:value-type="float" office:value="8.23953990409176" calcext:value-type="float">
            <text:p>8,23953990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 30 + RANDBETWEEN(-30; 10) + (RANDBETWEEN(0; 1000) / 1000)" office:value-type="float" office:value="21.734" calcext:value-type="float">
            <text:p>21,734</text:p>
          </table:table-cell>
          <table:table-cell table:formula="of:= 2.1 * [.B133]" office:value-type="float" office:value="45.6414" calcext:value-type="float">
            <text:p>45,6414</text:p>
          </table:table-cell>
          <table:table-cell/>
          <table:table-cell table:formula="of:=10 / ([.C133]/60)" office:value-type="float" office:value="13.1459595893202" calcext:value-type="float">
            <text:p>13,1459595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30 + RANDBETWEEN(-30; 10) + (RANDBETWEEN(0; 1000) / 1000)" office:value-type="float" office:value="0.401" calcext:value-type="float">
            <text:p>0,401</text:p>
          </table:table-cell>
          <table:table-cell table:formula="of:= 2.1 * [.B134]" office:value-type="float" office:value="0.8421" calcext:value-type="float">
            <text:p>0,8421</text:p>
          </table:table-cell>
          <table:table-cell/>
          <table:table-cell table:formula="of:=10 / ([.C134]/60)" office:value-type="float" office:value="712.504453152832" calcext:value-type="float">
            <text:p>712,50445315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 30 + RANDBETWEEN(-30; 10) + (RANDBETWEEN(0; 1000) / 1000)" office:value-type="float" office:value="36.009" calcext:value-type="float">
            <text:p>36,009</text:p>
          </table:table-cell>
          <table:table-cell table:formula="of:= 2.1 * [.B135]" office:value-type="float" office:value="75.6189" calcext:value-type="float">
            <text:p>75,6189</text:p>
          </table:table-cell>
          <table:table-cell/>
          <table:table-cell table:formula="of:=10 / ([.C135]/60)" office:value-type="float" office:value="7.93452430543158" calcext:value-type="float">
            <text:p>7,93452430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 30 + RANDBETWEEN(-30; 10) + (RANDBETWEEN(0; 1000) / 1000)" office:value-type="float" office:value="31.013" calcext:value-type="float">
            <text:p>31,013</text:p>
          </table:table-cell>
          <table:table-cell table:formula="of:= 2.1 * [.B136]" office:value-type="float" office:value="65.1273" calcext:value-type="float">
            <text:p>65,1273</text:p>
          </table:table-cell>
          <table:table-cell/>
          <table:table-cell table:formula="of:=10 / ([.C136]/60)" office:value-type="float" office:value="9.2127264603323" calcext:value-type="float">
            <text:p>9,21272646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 30 + RANDBETWEEN(-30; 10) + (RANDBETWEEN(0; 1000) / 1000)" office:value-type="float" office:value="36.757" calcext:value-type="float">
            <text:p>36,757</text:p>
          </table:table-cell>
          <table:table-cell table:formula="of:= 2.1 * [.B137]" office:value-type="float" office:value="77.1897" calcext:value-type="float">
            <text:p>77,1897</text:p>
          </table:table-cell>
          <table:table-cell/>
          <table:table-cell table:formula="of:=10 / ([.C137]/60)" office:value-type="float" office:value="7.77305780434436" calcext:value-type="float">
            <text:p>7,7730578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 30 + RANDBETWEEN(-30; 10) + (RANDBETWEEN(0; 1000) / 1000)" office:value-type="float" office:value="27.329" calcext:value-type="float">
            <text:p>27,329</text:p>
          </table:table-cell>
          <table:table-cell table:formula="of:= 2.1 * [.B138]" office:value-type="float" office:value="57.3909" calcext:value-type="float">
            <text:p>57,3909</text:p>
          </table:table-cell>
          <table:table-cell/>
          <table:table-cell table:formula="of:=10 / ([.C138]/60)" office:value-type="float" office:value="10.4546191120892" calcext:value-type="float">
            <text:p>10,45461911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 30 + RANDBETWEEN(-30; 10) + (RANDBETWEEN(0; 1000) / 1000)" office:value-type="float" office:value="29.435" calcext:value-type="float">
            <text:p>29,435</text:p>
          </table:table-cell>
          <table:table-cell table:formula="of:= 2.1 * [.B139]" office:value-type="float" office:value="61.8135" calcext:value-type="float">
            <text:p>61,8135</text:p>
          </table:table-cell>
          <table:table-cell/>
          <table:table-cell table:formula="of:=10 / ([.C139]/60)" office:value-type="float" office:value="9.7066174864714" calcext:value-type="float">
            <text:p>9,70661748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 30 + RANDBETWEEN(-30; 10) + (RANDBETWEEN(0; 1000) / 1000)" office:value-type="float" office:value="11.9" calcext:value-type="float">
            <text:p>11,9</text:p>
          </table:table-cell>
          <table:table-cell table:formula="of:= 2.1 * [.B140]" office:value-type="float" office:value="24.99" calcext:value-type="float">
            <text:p>24,99</text:p>
          </table:table-cell>
          <table:table-cell/>
          <table:table-cell table:formula="of:=10 / ([.C140]/60)" office:value-type="float" office:value="24.0096038415366" calcext:value-type="float">
            <text:p>24,00960384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 30 + RANDBETWEEN(-30; 10) + (RANDBETWEEN(0; 1000) / 1000)" office:value-type="float" office:value="26.012" calcext:value-type="float">
            <text:p>26,012</text:p>
          </table:table-cell>
          <table:table-cell table:formula="of:= 2.1 * [.B141]" office:value-type="float" office:value="54.6252" calcext:value-type="float">
            <text:p>54,6252</text:p>
          </table:table-cell>
          <table:table-cell/>
          <table:table-cell table:formula="of:=10 / ([.C141]/60)" office:value-type="float" office:value="10.9839414775598" calcext:value-type="float">
            <text:p>10,98394147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 30 + RANDBETWEEN(-30; 10) + (RANDBETWEEN(0; 1000) / 1000)" office:value-type="float" office:value="7.846" calcext:value-type="float">
            <text:p>7,846</text:p>
          </table:table-cell>
          <table:table-cell table:formula="of:= 2.1 * [.B142]" office:value-type="float" office:value="16.4766" calcext:value-type="float">
            <text:p>16,4766</text:p>
          </table:table-cell>
          <table:table-cell/>
          <table:table-cell table:formula="of:=10 / ([.C142]/60)" office:value-type="float" office:value="36.4152798514257" calcext:value-type="float">
            <text:p>36,41527985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 30 + RANDBETWEEN(-30; 10) + (RANDBETWEEN(0; 1000) / 1000)" office:value-type="float" office:value="17.89" calcext:value-type="float">
            <text:p>17,89</text:p>
          </table:table-cell>
          <table:table-cell table:formula="of:= 2.1 * [.B143]" office:value-type="float" office:value="37.569" calcext:value-type="float">
            <text:p>37,569</text:p>
          </table:table-cell>
          <table:table-cell/>
          <table:table-cell table:formula="of:=10 / ([.C143]/60)" office:value-type="float" office:value="15.970614070111" calcext:value-type="float">
            <text:p>15,97061407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30 + RANDBETWEEN(-30; 10) + (RANDBETWEEN(0; 1000) / 1000)" office:value-type="float" office:value="16.469" calcext:value-type="float">
            <text:p>16,469</text:p>
          </table:table-cell>
          <table:table-cell table:formula="of:= 2.1 * [.B144]" office:value-type="float" office:value="34.5849" calcext:value-type="float">
            <text:p>34,5849</text:p>
          </table:table-cell>
          <table:table-cell/>
          <table:table-cell table:formula="of:=10 / ([.C144]/60)" office:value-type="float" office:value="17.3486116773505" calcext:value-type="float">
            <text:p>17,34861167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 30 + RANDBETWEEN(-30; 10) + (RANDBETWEEN(0; 1000) / 1000)" office:value-type="float" office:value="22.996" calcext:value-type="float">
            <text:p>22,996</text:p>
          </table:table-cell>
          <table:table-cell table:formula="of:= 2.1 * [.B145]" office:value-type="float" office:value="48.2916" calcext:value-type="float">
            <text:p>48,2916</text:p>
          </table:table-cell>
          <table:table-cell/>
          <table:table-cell table:formula="of:=10 / ([.C145]/60)" office:value-type="float" office:value="12.4245210347141" calcext:value-type="float">
            <text:p>12,42452103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 30 + RANDBETWEEN(-30; 10) + (RANDBETWEEN(0; 1000) / 1000)" office:value-type="float" office:value="14.599" calcext:value-type="float">
            <text:p>14,599</text:p>
          </table:table-cell>
          <table:table-cell table:formula="of:= 2.1 * [.B146]" office:value-type="float" office:value="30.6579" calcext:value-type="float">
            <text:p>30,6579</text:p>
          </table:table-cell>
          <table:table-cell/>
          <table:table-cell table:formula="of:=10 / ([.C146]/60)" office:value-type="float" office:value="19.5708120908477" calcext:value-type="float">
            <text:p>19,57081209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 30 + RANDBETWEEN(-30; 10) + (RANDBETWEEN(0; 1000) / 1000)" office:value-type="float" office:value="39.199" calcext:value-type="float">
            <text:p>39,199</text:p>
          </table:table-cell>
          <table:table-cell table:formula="of:= 2.1 * [.B147]" office:value-type="float" office:value="82.3179" calcext:value-type="float">
            <text:p>82,3179</text:p>
          </table:table-cell>
          <table:table-cell/>
          <table:table-cell table:formula="of:=10 / ([.C147]/60)" office:value-type="float" office:value="7.28881567678476" calcext:value-type="float">
            <text:p>7,28881567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 30 + RANDBETWEEN(-30; 10) + (RANDBETWEEN(0; 1000) / 1000)" office:value-type="float" office:value="11.501" calcext:value-type="float">
            <text:p>11,501</text:p>
          </table:table-cell>
          <table:table-cell table:formula="of:= 2.1 * [.B148]" office:value-type="float" office:value="24.1521" calcext:value-type="float">
            <text:p>24,1521</text:p>
          </table:table-cell>
          <table:table-cell/>
          <table:table-cell table:formula="of:=10 / ([.C148]/60)" office:value-type="float" office:value="24.8425602742619" calcext:value-type="float">
            <text:p>24,84256027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 30 + RANDBETWEEN(-30; 10) + (RANDBETWEEN(0; 1000) / 1000)" office:value-type="float" office:value="38.298" calcext:value-type="float">
            <text:p>38,298</text:p>
          </table:table-cell>
          <table:table-cell table:formula="of:= 2.1 * [.B149]" office:value-type="float" office:value="80.4258" calcext:value-type="float">
            <text:p>80,4258</text:p>
          </table:table-cell>
          <table:table-cell/>
          <table:table-cell table:formula="of:=10 / ([.C149]/60)" office:value-type="float" office:value="7.46029259267548" calcext:value-type="float">
            <text:p>7,46029259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 30 + RANDBETWEEN(-30; 10) + (RANDBETWEEN(0; 1000) / 1000)" office:value-type="float" office:value="36.828" calcext:value-type="float">
            <text:p>36,828</text:p>
          </table:table-cell>
          <table:table-cell table:formula="of:= 2.1 * [.B150]" office:value-type="float" office:value="77.3388" calcext:value-type="float">
            <text:p>77,3388</text:p>
          </table:table-cell>
          <table:table-cell/>
          <table:table-cell table:formula="of:=10 / ([.C150]/60)" office:value-type="float" office:value="7.75807227420131" calcext:value-type="float">
            <text:p>7,75807227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 30 + RANDBETWEEN(-30; 10) + (RANDBETWEEN(0; 1000) / 1000)" office:value-type="float" office:value="12.681" calcext:value-type="float">
            <text:p>12,681</text:p>
          </table:table-cell>
          <table:table-cell table:formula="of:= 2.1 * [.B151]" office:value-type="float" office:value="26.6301" calcext:value-type="float">
            <text:p>26,6301</text:p>
          </table:table-cell>
          <table:table-cell/>
          <table:table-cell table:formula="of:=10 / ([.C151]/60)" office:value-type="float" office:value="22.5308954904413" calcext:value-type="float">
            <text:p>22,53089549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 30 + RANDBETWEEN(-30; 10) + (RANDBETWEEN(0; 1000) / 1000)" office:value-type="float" office:value="34.198" calcext:value-type="float">
            <text:p>34,198</text:p>
          </table:table-cell>
          <table:table-cell table:formula="of:= 2.1 * [.B152]" office:value-type="float" office:value="71.8158" calcext:value-type="float">
            <text:p>71,8158</text:p>
          </table:table-cell>
          <table:table-cell/>
          <table:table-cell table:formula="of:=10 / ([.C152]/60)" office:value-type="float" office:value="8.35470745991829" calcext:value-type="float">
            <text:p>8,35470745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 30 + RANDBETWEEN(-30; 10) + (RANDBETWEEN(0; 1000) / 1000)" office:value-type="float" office:value="17.519" calcext:value-type="float">
            <text:p>17,519</text:p>
          </table:table-cell>
          <table:table-cell table:formula="of:= 2.1 * [.B153]" office:value-type="float" office:value="36.7899" calcext:value-type="float">
            <text:p>36,7899</text:p>
          </table:table-cell>
          <table:table-cell/>
          <table:table-cell table:formula="of:=10 / ([.C153]/60)" office:value-type="float" office:value="16.3088238891652" calcext:value-type="float">
            <text:p>16,3088238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22:37:45.214673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Drapiewski</meta:initial-creator>
    <meta:creation-date>2017-01-02T20:25:06.657259456</meta:creation-date>
    <dc:date>2017-01-06T22:38:08.087298651</dc:date>
    <dc:creator>Paweł Drapiewski</dc:creator>
    <meta:editing-duration>PT24M28S</meta:editing-duration>
    <meta:editing-cycles>6</meta:editing-cycles>
    <meta:generator>LibreOffice/4.3.3.2$Linux_X86_64 LibreOffice_project/430m0$Build-2</meta:generator>
    <meta:document-statistic meta:table-count="1" meta:cell-count="612" meta:object-count="0"/>
  </office:meta>
</office:document-meta>
</file>